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5.009cm" fo:margin-left="0cm" table:align="left" style:writing-mode="lr-tb"/>
    </style:style>
    <style:style style:name="Tabla1.A" style:family="table-column">
      <style:table-column-properties style:column-width="6.11cm"/>
    </style:style>
    <style:style style:name="Tabla1.B" style:family="table-column">
      <style:table-column-properties style:column-width="1.487cm"/>
    </style:style>
    <style:style style:name="Tabla1.C" style:family="table-column">
      <style:table-column-properties style:column-width="7.412cm"/>
    </style:style>
    <style:style style:name="Tabla2" style:family="table">
      <style:table-properties style:width="15.478cm" fo:margin-left="1.344cm" table:align="left" style:writing-mode="lr-tb"/>
    </style:style>
    <style:style style:name="Tabla2.A" style:family="table-column">
      <style:table-column-properties style:column-width="2.007cm"/>
    </style:style>
    <style:style style:name="Tabla2.B" style:family="table-column">
      <style:table-column-properties style:column-width="3.484cm"/>
    </style:style>
    <style:style style:name="Tabla2.C" style:family="table-column">
      <style:table-column-properties style:column-width="5.115cm"/>
    </style:style>
    <style:style style:name="Tabla2.D" style:family="table-column">
      <style:table-column-properties style:column-width="4.872cm"/>
    </style:style>
    <style:style style:name="Tabla2.1" style:family="table-row">
      <style:table-row-properties fo:keep-together="auto"/>
    </style:style>
    <style:style style:name="Tabla2.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D1" style:family="table-cell">
      <style:table-cell-properties style:vertical-align="top" fo:background-color="#808080" fo:padding-left="0.191cm" fo:padding-right="0.191cm" fo:padding-top="0cm" fo:padding-bottom="0cm" fo:border="0.5pt solid #000000" style:writing-mode="lr-tb">
        <style:background-image/>
      </style:table-cell-properties>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2" style:family="table-cell">
      <style:table-cell-properties style:vertical-align="top" fo:padding-left="0.191cm" fo:padding-right="0.191cm" fo:padding-top="0cm" fo:padding-bottom="0cm" fo:border="0.5pt solid #000000" style:writing-mode="lr-tb"/>
    </style:style>
    <style:style style:name="Tab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3" style:family="table-cell">
      <style:table-cell-properties style:vertical-align="top" fo:padding-left="0.191cm" fo:padding-right="0.191cm" fo:padding-top="0cm" fo:padding-bottom="0cm" fo:border="0.5pt solid #000000" style:writing-mode="lr-tb"/>
    </style:style>
    <style:style style:name="Tab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4" style:family="table-cell">
      <style:table-cell-properties style:vertical-align="top" fo:padding-left="0.191cm" fo:padding-right="0.191cm" fo:padding-top="0cm" fo:padding-bottom="0cm" fo:border="0.5pt solid #000000" style:writing-mode="lr-tb"/>
    </style:style>
    <style:style style:name="Tab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color="#000000" style:font-name="Droid Sans" fo:font-size="10pt" officeooo:rsid="009c4e81" officeooo:paragraph-rsid="00a46c1a" style:font-size-asian="10pt" style:font-size-complex="10pt"/>
    </style:style>
    <style:style style:name="P2" style:family="paragraph" style:parent-style-name="Text_20_body">
      <style:text-properties fo:color="#000000" style:font-name="Droid Sans" fo:font-size="42pt" officeooo:rsid="003a361f" officeooo:paragraph-rsid="003a361f" style:font-size-asian="42pt" style:font-size-complex="42pt"/>
    </style:style>
    <style:style style:name="P3" style:family="paragraph" style:parent-style-name="Text_20_body">
      <style:paragraph-properties fo:text-align="center" style:justify-single-word="false"/>
      <style:text-properties fo:color="#000000" style:font-name="Droid Sans" fo:font-size="28pt" fo:font-weight="bold" officeooo:rsid="00a46c1a" officeooo:paragraph-rsid="00a46c1a" style:font-size-asian="28pt" style:font-weight-asian="bold" style:font-size-complex="28pt" style:font-weight-complex="bold"/>
    </style:style>
    <style:style style:name="P4" style:family="paragraph" style:parent-style-name="Text_20_body">
      <style:text-properties fo:color="#000000" style:font-name="Droid Sans" officeooo:rsid="003a361f" officeooo:paragraph-rsid="003a361f"/>
    </style:style>
    <style:style style:name="P5" style:family="paragraph" style:parent-style-name="Text_20_body">
      <style:text-properties fo:color="#000000" style:font-name="Droid Sans" officeooo:paragraph-rsid="003a361f"/>
    </style:style>
    <style:style style:name="P6" style:family="paragraph" style:parent-style-name="Normal_20__28_Web_29_">
      <style:paragraph-properties fo:margin-top="0.212cm" fo:margin-bottom="0.212cm" loext:contextual-spacing="false"/>
      <style:text-properties fo:color="#222222" style:font-name="Droid Sans" fo:font-size="9pt" officeooo:paragraph-rsid="00c11f5d" style:font-size-asian="9pt" style:font-size-complex="9pt"/>
    </style:style>
    <style:style style:name="P7" style:family="paragraph" style:parent-style-name="Normal_20__28_Web_29_">
      <style:paragraph-properties fo:margin-top="0.212cm" fo:margin-bottom="0.212cm" loext:contextual-spacing="false" style:snap-to-layout-grid="false"/>
      <style:text-properties fo:color="#222222" style:font-name="Droid Sans" fo:font-size="9pt" officeooo:paragraph-rsid="00c11f5d" style:font-size-asian="9pt" style:font-size-complex="9pt"/>
    </style:style>
    <style:style style:name="P8" style:family="paragraph" style:parent-style-name="Normal_20__28_Web_29_">
      <style:paragraph-properties fo:margin-top="0.212cm" fo:margin-bottom="0.212cm" loext:contextual-spacing="false" fo:text-align="end" style:justify-single-word="false"/>
      <style:text-properties fo:color="#222222" style:font-name="Droid Sans" fo:font-size="9pt" officeooo:paragraph-rsid="00c11f5d" style:font-size-asian="9pt" style:font-size-complex="9pt"/>
    </style:style>
    <style:style style:name="P9" style:family="paragraph" style:parent-style-name="Normal_20__28_Web_29_">
      <style:paragraph-properties fo:margin-top="0.212cm" fo:margin-bottom="0.212cm" loext:contextual-spacing="false" fo:text-align="end" style:justify-single-word="false"/>
      <style:text-properties fo:color="#222222" style:font-name="Droid Sans" fo:font-size="9pt" officeooo:rsid="00c11f5d" officeooo:paragraph-rsid="00c11f5d" style:font-size-asian="9pt" style:font-size-complex="9pt"/>
    </style:style>
    <style:style style:name="P10" style:family="paragraph" style:parent-style-name="Normal_20__28_Web_29_">
      <style:paragraph-properties fo:margin-top="0.212cm" fo:margin-bottom="0.212cm" loext:contextual-spacing="false"/>
      <style:text-properties fo:color="#222222" style:font-name="Droid Sans" fo:font-size="9pt" officeooo:rsid="00c49fc1" officeooo:paragraph-rsid="00c49fc1" style:font-size-asian="9pt" style:font-size-complex="9pt"/>
    </style:style>
    <style:style style:name="P11" style:family="paragraph" style:parent-style-name="Normal_20__28_Web_29_">
      <style:paragraph-properties fo:margin-top="0.212cm" fo:margin-bottom="0.212cm" loext:contextual-spacing="false" style:snap-to-layout-grid="false"/>
      <style:text-properties fo:color="#222222" style:font-name="Droid Sans" fo:font-size="9pt" officeooo:rsid="00c67c87" officeooo:paragraph-rsid="00c67c87" style:font-size-asian="9pt" style:font-size-complex="9pt"/>
    </style:style>
    <style:style style:name="P12" style:family="paragraph" style:parent-style-name="Normal_20__28_Web_29_">
      <style:paragraph-properties fo:margin-top="0.212cm" fo:margin-bottom="0.212cm" loext:contextual-spacing="false"/>
      <style:text-properties fo:color="#222222" style:font-name="Droid Sans" fo:font-size="9pt" officeooo:rsid="00c67c87" officeooo:paragraph-rsid="00c67c87" style:font-size-asian="9pt" style:font-size-complex="9pt"/>
    </style:style>
    <style:style style:name="P13" style:family="paragraph" style:parent-style-name="Normal_20__28_Web_29_">
      <style:paragraph-properties fo:margin-top="0.212cm" fo:margin-bottom="0.212cm" loext:contextual-spacing="false" style:snap-to-layout-grid="false"/>
      <style:text-properties fo:color="#222222" style:font-name="Droid Sans" fo:font-size="9pt" officeooo:rsid="00c7c3b5" officeooo:paragraph-rsid="00c7c3b5" style:font-size-asian="9pt" style:font-size-complex="9pt"/>
    </style:style>
    <style:style style:name="P14" style:family="paragraph" style:parent-style-name="Normal_20__28_Web_29_">
      <style:paragraph-properties fo:margin-top="0.212cm" fo:margin-bottom="0.212cm" loext:contextual-spacing="false" fo:text-align="center" style:justify-single-word="false"/>
      <style:text-properties fo:color="#222222" style:font-name="Droid Sans" fo:font-size="9pt" fo:font-weight="bold" officeooo:paragraph-rsid="00c11f5d" style:font-size-asian="9pt" style:font-weight-asian="bold" style:font-size-complex="9pt" style:font-weight-complex="bold"/>
    </style:style>
    <style:style style:name="P15" style:family="paragraph" style:parent-style-name="Normal_20__28_Web_29_">
      <style:paragraph-properties fo:margin-top="0.212cm" fo:margin-bottom="0.212cm" loext:contextual-spacing="false"/>
      <style:text-properties fo:color="#222222" style:font-name="Droid Sans" fo:font-size="9pt" style:text-underline-style="none" officeooo:paragraph-rsid="00c11f5d" style:font-size-asian="9pt" style:font-size-complex="9pt"/>
    </style:style>
    <style:style style:name="P16" style:family="paragraph" style:parent-style-name="Title">
      <style:text-properties fo:color="#000000" style:font-name="Droid Sans" fo:font-size="42pt" officeooo:rsid="003a361f" officeooo:paragraph-rsid="003a361f" style:font-size-asian="42pt" style:font-size-complex="42pt"/>
    </style:style>
    <style:style style:name="P17" style:family="paragraph" style:parent-style-name="Table_20_Contents">
      <style:text-properties fo:color="#000000" style:font-name="Droid Sans" fo:font-size="20pt" fo:font-weight="bold"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color="#000000" style:font-name="Droid Sans" fo:font-size="20pt" fo:font-weight="bold" officeooo:rsid="003a361f" officeooo:paragraph-rsid="003a361f" style:font-size-asian="20pt" style:font-weight-asian="bold" style:font-size-complex="20pt" style:font-weight-complex="bold"/>
    </style:style>
    <style:style style:name="P19" style:family="paragraph" style:parent-style-name="Table_20_Contents">
      <style:text-properties fo:color="#000000" style:font-name="Droid Sans" fo:font-size="20pt" style:text-underline-style="solid" style:text-underline-width="auto" style:text-underline-color="font-color" fo:font-weight="bold" style:font-size-asian="20pt" style:font-weight-asian="bold" style:font-size-complex="20pt" style:font-weight-complex="bold"/>
    </style:style>
    <style:style style:name="P20" style:family="paragraph" style:parent-style-name="Table_20_Contents">
      <style:text-properties fo:color="#000000" style:font-name="Droid Sans" fo:font-size="20pt" fo:font-weight="normal" officeooo:rsid="003a361f" officeooo:paragraph-rsid="003a361f" style:font-size-asian="20pt" style:font-weight-asian="normal" style:font-size-complex="20pt" style:font-weight-complex="normal"/>
    </style:style>
    <style:style style:name="P21" style:family="paragraph" style:parent-style-name="Subtitle">
      <style:text-properties fo:color="#000000" style:font-name="Droid Sans" fo:font-size="28pt" officeooo:rsid="003a361f" officeooo:paragraph-rsid="003a361f" style:font-size-asian="28pt" style:font-size-complex="28pt"/>
    </style:style>
    <style:style style:name="P22" style:family="paragraph" style:parent-style-name="Standard" style:list-style-name="L1">
      <style:text-properties fo:color="#000000" style:font-name="Droid Sans" fo:font-size="10pt" officeooo:rsid="009c4e81" officeooo:paragraph-rsid="00a46c1a" style:font-size-asian="10pt" style:font-size-complex="10pt"/>
    </style:style>
    <style:style style:name="P23" style:family="paragraph" style:parent-style-name="Standard" style:list-style-name="L2">
      <style:text-properties fo:color="#000000" style:font-name="Droid Sans" fo:font-size="10pt" officeooo:rsid="009c4e81" officeooo:paragraph-rsid="00c23ea2" style:font-size-asian="10pt" style:font-size-complex="10pt"/>
    </style:style>
    <style:style style:name="P24" style:family="paragraph" style:parent-style-name="Standard" style:list-style-name="L2">
      <style:text-properties fo:color="#000000" style:font-name="Droid Sans" fo:font-size="10pt" fo:font-weight="bold" officeooo:rsid="009c4e81" officeooo:paragraph-rsid="00c23ea2" style:font-size-asian="10pt" style:font-weight-asian="bold" style:font-size-complex="10pt" style:font-weight-complex="bold"/>
    </style:style>
    <style:style style:name="P25" style:family="paragraph" style:parent-style-name="Standard" style:list-style-name="L2">
      <style:text-properties fo:color="#000000" style:font-name="Droid Sans" fo:font-size="8pt" officeooo:rsid="009c4e81" officeooo:paragraph-rsid="00c23ea2" style:font-size-asian="8pt" style:font-size-complex="8pt"/>
    </style:style>
    <style:style style:name="P26" style:family="paragraph" style:parent-style-name="Standard" style:list-style-name="L1">
      <style:paragraph-properties fo:break-before="page"/>
      <style:text-properties fo:color="#000000" style:font-name="Droid Sans" fo:font-size="10pt" officeooo:rsid="009c4e81" officeooo:paragraph-rsid="00984620" style:font-size-asian="10pt" style:font-size-complex="10pt"/>
    </style:style>
    <style:style style:name="P27" style:family="paragraph" style:parent-style-name="Standard" style:list-style-name="L2" style:master-page-name="">
      <loext:graphic-properties draw:fill="none"/>
      <style:paragraph-properties fo:margin-left="0.7cm" fo:margin-right="0cm" fo:orphans="2" fo:widows="2" fo:text-indent="-0.6cm" style:auto-text-indent="false" style:page-number="auto" fo:break-before="page" fo:background-color="transparent" style:writing-mode="lr-tb">
        <style:tab-stops>
          <style:tab-stop style:position="0.891cm"/>
        </style:tab-stops>
      </style:paragraph-properties>
      <style:text-properties fo:color="#000000" style:font-name="Droid Sans" fo:font-size="10pt" fo:font-weight="bold" officeooo:rsid="009c4e81" officeooo:paragraph-rsid="00a640be" style:font-size-asian="10pt" style:font-weight-asian="bold" style:font-size-complex="10pt" style:font-weight-complex="bold"/>
    </style:style>
    <style:style style:name="P28" style:family="paragraph" style:parent-style-name="Standard" style:list-style-name="L2">
      <loext:graphic-properties draw:fill="none"/>
      <style:paragraph-properties fo:margin-left="0.7cm" fo:margin-right="0cm" fo:orphans="2" fo:widows="2" fo:text-indent="-0.6cm" style:auto-text-indent="false" fo:background-color="transparent" style:writing-mode="lr-tb">
        <style:tab-stops>
          <style:tab-stop style:position="0.891cm"/>
        </style:tab-stops>
      </style:paragraph-properties>
      <style:text-properties fo:color="#000000" style:font-name="Droid Sans" fo:font-size="10pt" fo:font-weight="bold" officeooo:rsid="009c4e81" officeooo:paragraph-rsid="00a640be" style:font-size-asian="10pt" style:font-weight-asian="bold" style:font-size-complex="10pt" style:font-weight-complex="bold"/>
    </style:style>
    <style:style style:name="P29" style:family="paragraph" style:parent-style-name="Standard" style:list-style-name="L2">
      <loext:graphic-properties draw:fill="none"/>
      <style:paragraph-properties fo:margin-left="0.7cm" fo:margin-right="0cm" fo:orphans="2" fo:widows="2" fo:text-indent="-0.6cm" style:auto-text-indent="false" fo:background-color="transparent" style:writing-mode="lr-tb">
        <style:tab-stops>
          <style:tab-stop style:position="0.891cm"/>
        </style:tab-stops>
      </style:paragraph-properties>
      <style:text-properties fo:color="#000000" style:font-name="Droid Sans" fo:font-size="10pt" fo:font-weight="bold" officeooo:rsid="009c4e81" officeooo:paragraph-rsid="00be3dc2" style:font-size-asian="10pt" style:font-weight-asian="bold" style:font-size-complex="10pt" style:font-weight-complex="bold"/>
    </style:style>
    <style:style style:name="P30" style:family="paragraph" style:parent-style-name="Standard" style:list-style-name="L2" style:master-page-name="">
      <loext:graphic-properties draw:fill="none"/>
      <style:paragraph-properties fo:margin-left="1.199cm" fo:margin-right="0cm" fo:orphans="2" fo:widows="2" fo:text-indent="-0.499cm" style:auto-text-indent="false" style:page-number="auto" fo:background-color="transparent" style:writing-mode="lr-tb">
        <style:tab-stops>
          <style:tab-stop style:position="0.891cm"/>
          <style:tab-stop style:position="1.49cm"/>
        </style:tab-stops>
      </style:paragraph-properties>
      <style:text-properties fo:color="#000000" style:font-name="Droid Sans" fo:font-size="10pt" fo:font-weight="bold" officeooo:rsid="00a9ef28" officeooo:paragraph-rsid="00a9ef28" style:font-size-asian="10pt" style:font-weight-asian="bold" style:font-size-complex="10pt" style:font-weight-complex="bold"/>
    </style:style>
    <style:style style:name="P31" style:family="paragraph" style:parent-style-name="Standard" style:list-style-name="L2">
      <loext:graphic-properties draw:fill="none"/>
      <style:paragraph-properties fo:margin-left="1.199cm" fo:margin-right="0cm" fo:orphans="2" fo:widows="2" fo:text-indent="-0.499cm" style:auto-text-indent="false" fo:background-color="transparent" style:writing-mode="lr-tb">
        <style:tab-stops>
          <style:tab-stop style:position="0.891cm"/>
          <style:tab-stop style:position="1.49cm"/>
        </style:tab-stops>
      </style:paragraph-properties>
      <style:text-properties fo:color="#000000" style:font-name="Droid Sans" fo:font-size="10pt" fo:font-weight="bold" officeooo:rsid="00aabeae" officeooo:paragraph-rsid="00aabeae" style:font-size-asian="10pt" style:font-weight-asian="bold" style:font-size-complex="10pt" style:font-weight-complex="bold"/>
    </style:style>
    <style:style style:name="P32" style:family="paragraph" style:parent-style-name="Standard" style:list-style-name="L2">
      <loext:graphic-properties draw:fill="none"/>
      <style:paragraph-properties fo:margin-left="1.199cm" fo:margin-right="0cm" fo:orphans="2" fo:widows="2" fo:text-indent="-0.499cm" style:auto-text-indent="false" fo:background-color="transparent" style:writing-mode="lr-tb">
        <style:tab-stops>
          <style:tab-stop style:position="0.891cm"/>
          <style:tab-stop style:position="1.49cm"/>
        </style:tab-stops>
      </style:paragraph-properties>
      <style:text-properties fo:color="#000000" style:font-name="Droid Sans" fo:font-size="10pt" fo:font-weight="bold" officeooo:rsid="00aabeae" officeooo:paragraph-rsid="00b59473" style:font-size-asian="10pt" style:font-weight-asian="bold" style:font-size-complex="10pt" style:font-weight-complex="bold"/>
    </style:style>
    <style:style style:name="P33" style:family="paragraph" style:parent-style-name="Standard" style:list-style-name="L2">
      <loext:graphic-properties draw:fill="none"/>
      <style:paragraph-properties fo:margin-left="1.199cm" fo:margin-right="0cm" fo:orphans="2" fo:widows="2" fo:text-indent="-0.499cm" style:auto-text-indent="false" fo:background-color="transparent" style:writing-mode="lr-tb">
        <style:tab-stops>
          <style:tab-stop style:position="0.891cm"/>
          <style:tab-stop style:position="1.49cm"/>
        </style:tab-stops>
      </style:paragraph-properties>
      <style:text-properties fo:color="#000000" style:font-name="Droid Sans" fo:font-size="10pt" fo:font-weight="bold" officeooo:rsid="00babd50" officeooo:paragraph-rsid="00bc1906" style:font-size-asian="10pt" style:font-weight-asian="bold" style:font-size-complex="10pt" style:font-weight-complex="bold"/>
    </style:style>
    <style:style style:name="P34" style:family="paragraph" style:parent-style-name="Standard" style:list-style-name="L2">
      <loext:graphic-properties draw:fill="none"/>
      <style:paragraph-properties fo:margin-left="1.199cm" fo:margin-right="0cm" fo:orphans="2" fo:widows="2" fo:text-indent="-0.499cm" style:auto-text-indent="false" fo:background-color="transparent" style:writing-mode="lr-tb">
        <style:tab-stops>
          <style:tab-stop style:position="0.891cm"/>
          <style:tab-stop style:position="1.49cm"/>
        </style:tab-stops>
      </style:paragraph-properties>
      <style:text-properties fo:color="#000000" style:font-name="Droid Sans" fo:font-size="10pt" fo:font-weight="bold" officeooo:rsid="00babd50" officeooo:paragraph-rsid="00bc6ded" style:font-size-asian="10pt" style:font-weight-asian="bold" style:font-size-complex="10pt" style:font-weight-complex="bold"/>
    </style:style>
    <style:style style:name="P35" style:family="paragraph" style:parent-style-name="Standard" style:list-style-name="L2" style:master-page-name="">
      <loext:graphic-properties draw:fill="none"/>
      <style:paragraph-properties fo:margin-left="1.3cm" fo:margin-right="0cm" fo:orphans="2" fo:widows="2" fo:text-indent="-0.6cm" style:auto-text-indent="false" style:page-number="auto" fo:background-color="transparent" style:writing-mode="lr-tb">
        <style:tab-stops>
          <style:tab-stop style:position="1.492cm"/>
        </style:tab-stops>
      </style:paragraph-properties>
      <style:text-properties fo:color="#000000" fo:font-size="10pt" officeooo:paragraph-rsid="00c31903" style:font-size-asian="10pt" style:font-size-complex="10pt"/>
    </style:style>
    <style:style style:name="P36" style:family="paragraph" style:parent-style-name="Standard" style:list-style-name="L2">
      <loext:graphic-properties draw:fill="none"/>
      <style:paragraph-properties fo:margin-left="1.3cm" fo:margin-right="0cm" fo:orphans="2" fo:widows="2" fo:text-indent="-0.6cm" style:auto-text-indent="false" fo:background-color="transparent" style:writing-mode="lr-tb">
        <style:tab-stops>
          <style:tab-stop style:position="1.492cm"/>
        </style:tab-stops>
      </style:paragraph-properties>
      <style:text-properties fo:color="#000000" fo:font-size="10pt" officeooo:paragraph-rsid="00c31903" style:font-size-asian="10pt" style:font-size-complex="10pt"/>
    </style:style>
    <style:style style:name="P37" style:family="paragraph" style:parent-style-name="Standard" style:list-style-name="L2" style:master-page-name="">
      <loext:graphic-properties draw:fill="none"/>
      <style:paragraph-properties fo:orphans="2" fo:widows="2" style:page-number="auto" fo:background-color="transparent" style:writing-mode="lr-tb">
        <style:tab-stops>
          <style:tab-stop style:position="0.699cm"/>
        </style:tab-stops>
      </style:paragraph-properties>
      <style:text-properties fo:color="#000000" style:font-name="Droid Sans" fo:font-size="10pt" fo:font-weight="bold" officeooo:rsid="009c4e81" officeooo:paragraph-rsid="00be7e19" style:font-size-asian="10pt" style:font-weight-asian="bold" style:font-size-complex="10pt" style:font-weight-complex="bold"/>
    </style:style>
    <style:style style:name="P38" style:family="paragraph" style:parent-style-name="Standard" style:list-style-name="L2">
      <loext:graphic-properties draw:fill="none"/>
      <style:paragraph-properties fo:orphans="2" fo:widows="2" fo:background-color="transparent" style:writing-mode="lr-tb">
        <style:tab-stops>
          <style:tab-stop style:position="0.699cm"/>
        </style:tab-stops>
      </style:paragraph-properties>
      <style:text-properties fo:color="#000000" style:font-name="Droid Sans" fo:font-size="10pt" fo:font-weight="bold" officeooo:rsid="009c4e81" officeooo:paragraph-rsid="00bf6054" style:font-size-asian="10pt" style:font-weight-asian="bold" style:font-size-complex="10pt" style:font-weight-complex="bold"/>
    </style:style>
    <style:style style:name="P39" style:family="paragraph" style:parent-style-name="Standard" style:list-style-name="L2">
      <loext:graphic-properties draw:fill="none"/>
      <style:paragraph-properties fo:orphans="2" fo:widows="2" fo:background-color="transparent" style:writing-mode="lr-tb">
        <style:tab-stops>
          <style:tab-stop style:position="0.699cm"/>
        </style:tab-stops>
      </style:paragraph-properties>
      <style:text-properties fo:color="#000000" style:font-name="Droid Sans" fo:font-size="10pt" fo:font-weight="bold" officeooo:rsid="009c4e81" officeooo:paragraph-rsid="00c11f5d" style:font-size-asian="10pt" style:font-weight-asian="bold" style:font-size-complex="10pt" style:font-weight-complex="bold"/>
    </style:style>
    <style:style style:name="P40" style:family="paragraph" style:parent-style-name="Standard" style:list-style-name="L2">
      <loext:graphic-properties draw:fill="none"/>
      <style:paragraph-properties fo:orphans="2" fo:widows="2" fo:background-color="transparent" style:writing-mode="lr-tb">
        <style:tab-stops>
          <style:tab-stop style:position="0.699cm"/>
        </style:tab-stops>
      </style:paragraph-properties>
      <style:text-properties fo:color="#000000" style:font-name="Droid Sans" fo:font-size="10pt" fo:font-weight="bold" officeooo:rsid="009c4e81" officeooo:paragraph-rsid="00c7c3b5" style:font-size-asian="10pt" style:font-weight-asian="bold" style:font-size-complex="10pt" style:font-weight-complex="bold"/>
    </style:style>
    <style:style style:name="P41" style:family="paragraph" style:parent-style-name="Standard" style:list-style-name="L2">
      <loext:graphic-properties draw:fill="none"/>
      <style:paragraph-properties fo:orphans="2" fo:widows="2" fo:background-color="transparent" style:writing-mode="lr-tb">
        <style:tab-stops>
          <style:tab-stop style:position="0.699cm"/>
        </style:tab-stops>
      </style:paragraph-properties>
      <style:text-properties fo:color="#000000" style:font-name="Droid Sans" fo:font-size="8pt" fo:font-weight="normal" officeooo:rsid="009c4e81" officeooo:paragraph-rsid="00c23ea2" style:font-size-asian="8pt" style:font-weight-asian="normal" style:font-size-complex="8pt" style:font-weight-complex="normal"/>
    </style:style>
    <style:style style:name="P42" style:family="paragraph" style:parent-style-name="Standard" style:list-style-name="L2">
      <loext:graphic-properties draw:fill="none"/>
      <style:paragraph-properties fo:orphans="2" fo:widows="2" fo:background-color="transparent" style:writing-mode="lr-tb">
        <style:tab-stops>
          <style:tab-stop style:position="0.699cm"/>
        </style:tab-stops>
      </style:paragraph-properties>
      <style:text-properties style:font-name="Droid Sans" fo:font-size="10pt" fo:font-weight="bold" officeooo:rsid="009c4e81" officeooo:paragraph-rsid="00c11f5d" style:font-size-asian="10pt" style:font-weight-asian="bold" style:font-size-complex="10pt" style:font-weight-complex="bold"/>
    </style:style>
    <style:style style:name="P43" style:family="paragraph" style:parent-style-name="Standard" style:list-style-name="L2">
      <loext:graphic-properties draw:fill="none"/>
      <style:paragraph-properties fo:orphans="2" fo:widows="2" fo:background-color="transparent" style:writing-mode="lr-tb">
        <style:tab-stops>
          <style:tab-stop style:position="0.699cm"/>
        </style:tab-stops>
      </style:paragraph-properties>
      <style:text-properties style:font-name="Droid Sans" fo:font-size="10pt" fo:font-weight="bold" officeooo:rsid="009c4e81" officeooo:paragraph-rsid="00c16e08" style:font-size-asian="10pt" style:font-weight-asian="bold" style:font-size-complex="10pt" style:font-weight-complex="bold"/>
    </style:style>
    <style:style style:name="P44" style:family="paragraph" style:parent-style-name="Heading_20_1" style:list-style-name="">
      <style:paragraph-properties fo:orphans="2" fo:widows="2"/>
      <style:text-properties fo:color="#000000" style:font-name="Droid Sans" officeooo:paragraph-rsid="005a4e0b"/>
    </style:style>
    <style:style style:name="P45" style:family="paragraph" style:parent-style-name="Title" style:master-page-name="Standard">
      <style:paragraph-properties style:page-number="auto"/>
      <style:text-properties fo:color="#000000" style:font-name="Droid Sans" fo:font-size="42pt" officeooo:rsid="003a361f" officeooo:paragraph-rsid="003a361f" style:font-size-asian="42pt" style:font-size-complex="42pt"/>
    </style:style>
    <style:style style:name="T1" style:family="text">
      <style:text-properties officeooo:rsid="00a46c1a"/>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font-weight="normal" officeooo:rsid="00a74050" style:font-weight-asian="normal" style:font-weight-complex="normal"/>
    </style:style>
    <style:style style:name="T5" style:family="text">
      <style:text-properties fo:font-weight="normal" officeooo:rsid="00a8ad4d" style:font-weight-asian="normal" style:font-weight-complex="normal"/>
    </style:style>
    <style:style style:name="T6" style:family="text">
      <style:text-properties fo:font-weight="normal" officeooo:rsid="00a8f794" style:font-weight-asian="normal" style:font-weight-complex="normal"/>
    </style:style>
    <style:style style:name="T7" style:family="text">
      <style:text-properties fo:font-weight="normal" officeooo:rsid="00aabeae" style:font-weight-asian="normal" style:font-weight-complex="normal"/>
    </style:style>
    <style:style style:name="T8" style:family="text">
      <style:text-properties fo:font-weight="normal" officeooo:rsid="00abc9df" style:font-weight-asian="normal" style:font-weight-complex="normal"/>
    </style:style>
    <style:style style:name="T9" style:family="text">
      <style:text-properties fo:font-weight="normal" officeooo:rsid="00adc7ed" style:font-weight-asian="normal" style:font-weight-complex="normal"/>
    </style:style>
    <style:style style:name="T10" style:family="text">
      <style:text-properties fo:font-weight="normal" officeooo:rsid="00aead2e" style:font-weight-asian="normal" style:font-weight-complex="normal"/>
    </style:style>
    <style:style style:name="T11" style:family="text">
      <style:text-properties fo:font-weight="normal" officeooo:rsid="00b0870a" style:font-weight-asian="normal" style:font-weight-complex="normal"/>
    </style:style>
    <style:style style:name="T12" style:family="text">
      <style:text-properties fo:font-weight="normal" officeooo:rsid="00b4a335" style:font-weight-asian="normal" style:font-weight-complex="normal"/>
    </style:style>
    <style:style style:name="T13" style:family="text">
      <style:text-properties fo:font-weight="normal" officeooo:rsid="00b59473" style:font-weight-asian="normal" style:font-weight-complex="normal"/>
    </style:style>
    <style:style style:name="T14" style:family="text">
      <style:text-properties fo:font-weight="normal" officeooo:rsid="00b69c77" style:font-weight-asian="normal" style:font-weight-complex="normal"/>
    </style:style>
    <style:style style:name="T15" style:family="text">
      <style:text-properties fo:font-weight="normal" officeooo:rsid="00b72639" style:font-weight-asian="normal" style:font-weight-complex="normal"/>
    </style:style>
    <style:style style:name="T16" style:family="text">
      <style:text-properties fo:font-weight="normal" officeooo:rsid="00b8093f" style:font-weight-asian="normal" style:font-weight-complex="normal"/>
    </style:style>
    <style:style style:name="T17" style:family="text">
      <style:text-properties fo:font-weight="normal" officeooo:rsid="00b926b3" style:font-weight-asian="normal" style:font-weight-complex="normal"/>
    </style:style>
    <style:style style:name="T18" style:family="text">
      <style:text-properties fo:font-weight="normal" officeooo:rsid="00babd50" style:font-weight-asian="normal" style:font-weight-complex="normal"/>
    </style:style>
    <style:style style:name="T19" style:family="text">
      <style:text-properties fo:font-weight="normal" officeooo:rsid="00bb139e" style:font-weight-asian="normal" style:font-weight-complex="normal"/>
    </style:style>
    <style:style style:name="T20" style:family="text">
      <style:text-properties fo:font-weight="normal" officeooo:rsid="00bc1906" style:font-weight-asian="normal" style:font-weight-complex="normal"/>
    </style:style>
    <style:style style:name="T21" style:family="text">
      <style:text-properties fo:font-weight="normal" officeooo:rsid="00bc6ded" style:font-weight-asian="normal" style:font-weight-complex="normal"/>
    </style:style>
    <style:style style:name="T22" style:family="text">
      <style:text-properties fo:font-weight="normal" officeooo:rsid="00bd080a" style:font-weight-asian="normal" style:font-weight-complex="normal"/>
    </style:style>
    <style:style style:name="T23" style:family="text">
      <style:text-properties fo:font-weight="normal" officeooo:rsid="00be3dc2" style:font-weight-asian="normal" style:font-weight-complex="normal"/>
    </style:style>
    <style:style style:name="T24" style:family="text">
      <style:text-properties fo:font-weight="normal" officeooo:rsid="00be7e19" style:font-weight-asian="normal" style:font-weight-complex="normal"/>
    </style:style>
    <style:style style:name="T25" style:family="text">
      <style:text-properties fo:font-weight="normal" officeooo:rsid="00bf6054" style:font-weight-asian="normal" style:font-weight-complex="normal"/>
    </style:style>
    <style:style style:name="T26" style:family="text">
      <style:text-properties fo:font-weight="normal" officeooo:rsid="00c7c3b5" style:font-weight-asian="normal" style:font-weight-complex="normal"/>
    </style:style>
    <style:style style:name="T27" style:family="text">
      <style:text-properties fo:font-weight="normal" officeooo:rsid="00cac51e" style:font-weight-asian="normal" style:font-weight-complex="normal"/>
    </style:style>
    <style:style style:name="T28" style:family="text">
      <style:text-properties fo:font-weight="normal" officeooo:rsid="00bf6054" style:font-weight-asian="normal"/>
    </style:style>
    <style:style style:name="T29" style:family="text">
      <style:text-properties officeooo:rsid="00a8f794"/>
    </style:style>
    <style:style style:name="T30" style:family="text">
      <style:text-properties officeooo:rsid="00abc9df"/>
    </style:style>
    <style:style style:name="T31" style:family="text">
      <style:text-properties fo:font-style="normal" officeooo:rsid="00abc9df" style:font-style-asian="normal" style:font-style-complex="normal"/>
    </style:style>
    <style:style style:name="T32" style:family="text">
      <style:text-properties fo:font-style="normal" fo:font-weight="normal" officeooo:rsid="00abc9df" style:font-style-asian="normal" style:font-weight-asian="normal" style:font-style-complex="normal" style:font-weight-complex="normal"/>
    </style:style>
    <style:style style:name="T33" style:family="text">
      <style:text-properties officeooo:rsid="00adc7ed"/>
    </style:style>
    <style:style style:name="T34" style:family="text">
      <style:text-properties officeooo:rsid="00b0870a"/>
    </style:style>
    <style:style style:name="T35" style:family="text">
      <style:text-properties officeooo:rsid="00b1e289"/>
    </style:style>
    <style:style style:name="T36" style:family="text">
      <style:text-properties officeooo:rsid="00b4a335"/>
    </style:style>
    <style:style style:name="T37" style:family="text">
      <style:text-properties officeooo:rsid="00b59473"/>
    </style:style>
    <style:style style:name="T38" style:family="text">
      <style:text-properties officeooo:rsid="00b69c77"/>
    </style:style>
    <style:style style:name="T39" style:family="text">
      <style:text-properties style:font-name="Droid Sans" fo:font-weight="bold" officeooo:rsid="00be3dc2" style:font-weight-asian="bold" style:font-weight-complex="bold"/>
    </style:style>
    <style:style style:name="T40" style:family="text">
      <style:text-properties style:font-name="Droid Sans" fo:font-weight="normal" officeooo:rsid="00be3dc2" style:font-weight-asian="normal" style:font-weight-complex="normal"/>
    </style:style>
    <style:style style:name="T41" style:family="text">
      <style:text-properties style:font-name="Droid Sans" fo:font-weight="normal" officeooo:rsid="00be61e2" style:font-weight-asian="normal" style:font-weight-complex="normal"/>
    </style:style>
    <style:style style:name="T42" style:family="text">
      <style:text-properties style:font-name="Droid Sans" fo:font-weight="normal" officeooo:rsid="00c31903" style:font-weight-asian="normal" style:font-weight-complex="normal"/>
    </style:style>
    <style:style style:name="T43" style:family="text">
      <style:text-properties style:font-name="Droid Sans" fo:font-weight="normal" officeooo:rsid="00c34eeb" style:font-weight-asian="normal" style:font-weight-complex="normal"/>
    </style:style>
    <style:style style:name="T44" style:family="text">
      <style:text-properties officeooo:rsid="00b72639"/>
    </style:style>
    <style:style style:name="T45" style:family="text">
      <style:text-properties officeooo:rsid="00b926b3"/>
    </style:style>
    <style:style style:name="T46" style:family="text">
      <style:text-properties officeooo:rsid="00bb139e"/>
    </style:style>
    <style:style style:name="T47" style:family="text">
      <style:text-properties officeooo:rsid="00bc1906"/>
    </style:style>
    <style:style style:name="T48" style:family="text">
      <style:text-properties officeooo:rsid="00bc6ded"/>
    </style:style>
    <style:style style:name="T49" style:family="text">
      <style:text-properties officeooo:rsid="00bd080a"/>
    </style:style>
    <style:style style:name="T50" style:family="text">
      <style:text-properties officeooo:rsid="00be3dc2"/>
    </style:style>
    <style:style style:name="T51" style:family="text">
      <style:text-properties officeooo:rsid="00be7e19"/>
    </style:style>
    <style:style style:name="T52" style:family="text">
      <style:text-properties style:text-position="sub 58%" fo:font-weight="normal" officeooo:rsid="00be7e19" style:font-weight-asian="normal" style:font-weight-complex="normal"/>
    </style:style>
    <style:style style:name="T53" style:family="text">
      <style:text-properties officeooo:rsid="00bf6054"/>
    </style:style>
    <style:style style:name="T54" style:family="text">
      <style:text-properties fo:color="#000000"/>
    </style:style>
    <style:style style:name="T55" style:family="text">
      <style:text-properties fo:color="#000000" fo:font-weight="normal" style:font-weight-asian="normal"/>
    </style:style>
    <style:style style:name="T56" style:family="text">
      <style:text-properties fo:color="#000000" fo:font-weight="normal" officeooo:rsid="00c11f5d" style:font-weight-asian="normal"/>
    </style:style>
    <style:style style:name="T57" style:family="text">
      <style:text-properties fo:color="#000000" fo:font-weight="normal" officeooo:rsid="00bf6054" style:font-weight-asian="normal"/>
    </style:style>
    <style:style style:name="T58" style:family="text">
      <style:text-properties fo:color="#000000" fo:font-weight="normal" officeooo:rsid="00c16e08" style:font-weight-asian="normal" style:font-weight-complex="normal"/>
    </style:style>
    <style:style style:name="T59" style:family="text">
      <style:text-properties fo:color="#000000" fo:font-weight="normal" officeooo:rsid="00c82d99" style:font-weight-asian="normal" style:font-weight-complex="normal"/>
    </style:style>
    <style:style style:name="T60" style:family="text">
      <style:text-properties officeooo:rsid="00c7c3b5"/>
    </style:style>
    <style:style style:name="T61" style:family="text">
      <style:text-properties fo:font-weight="bold" style:font-weight-asian="bold" style:font-weight-complex="bold"/>
    </style:style>
    <style:style style:name="T62" style:family="text">
      <style:text-properties officeooo:rsid="00c82d99"/>
    </style:style>
    <style:style style:name="T63" style:family="text">
      <style:text-properties officeooo:rsid="00c904c5"/>
    </style:style>
    <style:style style:name="T64" style:family="text">
      <style:text-properties officeooo:rsid="00cac51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2"/>
      <text:p text:style-name="P16">Trabajo Práctico N.º <text:span text:style-name="T1">8</text:span></text:p>
      <text:p text:style-name="P21">Fundamentos de Computación</text:p>
      <text:p text:style-name="P3">Periféricos</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1" table:style-name="Tabla1">
        <table:table-column table:style-name="Tabla1.A"/>
        <table:table-column table:style-name="Tabla1.B"/>
        <table:table-column table:style-name="Tabla1.C"/>
        <table:table-row>
          <table:table-cell office:value-type="string">
            <text:p text:style-name="P18">Alumno:</text:p>
          </table:table-cell>
          <table:table-cell office:value-type="string">
            <text:p text:style-name="P19"/>
          </table:table-cell>
          <table:table-cell office:value-type="string">
            <text:p text:style-name="P20">Adrian Dario Soliard</text:p>
          </table:table-cell>
        </table:table-row>
        <table:table-row>
          <table:table-cell office:value-type="string">
            <text:p text:style-name="P18">Año:</text:p>
          </table:table-cell>
          <table:table-cell office:value-type="string">
            <text:p text:style-name="P17"/>
          </table:table-cell>
          <table:table-cell office:value-type="string">
            <text:p text:style-name="P20">2017</text:p>
          </table:table-cell>
        </table:table-row>
      </table:table>
      <text:h text:style-name="P44" text:outline-level="1"/>
      <text:list xml:id="list905888415" text:style-name="L1">
        <text:list-item>
          <text:p text:style-name="P26">¿Qu<text:span text:style-name="T1">é</text:span> son los periféricos?</text:p>
        </text:list-item>
        <text:list-item>
          <text:p text:style-name="P22">¿Que son los periféricos de entrada? Enumerar todos los dispositivos de entrada, funciones de cada uno, características físicas, características generales, tipos (cableados o inalámbricos). Precios Actuales.</text:p>
        </text:list-item>
        <text:list-item>
          <text:p text:style-name="P22">¿Qué son los periféricos de salida? ¿qué tipos de monitores e impresoras existen? ¿Qué impresoras de última generación puede mencionar? Precios actuales.</text:p>
        </text:list-item>
        <text:list-item>
          <text:p text:style-name="P22">¿Qué son los periféricos de almacenamiento? Nombrar todos los dispositivos de almacenamiento. Características generales y específicas. Capacidad de almacenamiento de cada uno. Tipos de dispositivos (cableados o inalámbricos). Precios Actuales.</text:p>
        </text:list-item>
        <text:list-item>
          <text:p text:style-name="P22">¿Qué son los periféricos de comunicación? ¿Cuáles son los más comunes para la conexión a Internet?</text:p>
        </text:list-item>
        <text:list-item>
          <text:p text:style-name="P22">¿Qué tipos de teclados se encuentran en el mercado que utilicen tecnología innovadora por ejemplo los virtuales?</text:p>
        </text:list-item>
        <text:list-item>
          <text:p text:style-name="P22">Compare los teclados mecánicos, de membrana, tipo tijera y chiclet cuanto a precio, durabilidad, velocidad de escritura, etc.</text:p>
        </text:list-item>
        <text:list-item>
          <text:p text:style-name="P22">¿Se pude compartir un scanner? </text:p>
        </text:list-item>
        <text:list-item>
          <text:p text:style-name="P22">¿Qué tecnologías de mouse puede mencionar? ¿existen mouse virtuales?</text:p>
        </text:list-item>
        <text:list-item>
          <text:p text:style-name="P22">¿Para qué sirve el puerto USB?</text:p>
        </text:list-item>
        <text:list-item>
          <text:p text:style-name="P22">Una de las principales características de la Placa Madre es su capacidad plug &amp; play. ¿Es esto cierto?</text:p>
        </text:list-item>
        <text:list-item>
          <text:p text:style-name="P22">Tarjeta de Audio o Placa de Sonido. Explique</text:p>
        </text:list-item>
        <text:list-item>
          <text:p text:style-name="P22">Tarjeta de Video o Placa de Video de manera resumida, es lo que transmite al monitor la información gráfica que debe presentar en la pantalla. ¿Es esto cierto?</text:p>
        </text:list-item>
        <text:list-item>
          <text:p text:style-name="P22">Tarjeta de Video Estos dos procesos suelen ser realizados por uno o más chips: el microprocesador gráfico (el cerebro de la tarjeta gráfica) y el conversor analógico-digital o RAMDAC, aunque en ocasiones existen chips accesorios para otras funciones o bien se realizan todas por un único chip, incluso los hay con arquitecturas de 256 bits, el cuádruple que los Pentium. ¿Es esto cierto?</text:p>
        </text:list-item>
        <text:list-item>
          <text:p text:style-name="P22">Una computadora puede funcionar sin la placa de video o audio y los puertos USB. ¿Es esto cierto?</text:p>
        </text:list-item>
        <text:list-item>
          <text:p text:style-name="P22">Clasifique los periféricos según corresponda de Entrada, Salida, Mixto y de Comunicación.</text:p>
        </text:list-item>
      </text:list>
      <text:section text:style-name="Sect1" text:name="Sección1">
        <text:list xml:id="list184550935870382" text:continue-numbering="true" text:style-name="L1">
          <text:list-item>
            <text:list>
              <text:list-item>
                <text:p text:style-name="P22">Altavoz</text:p>
              </text:list-item>
              <text:list-item>
                <text:p text:style-name="P22">Auriculares</text:p>
              </text:list-item>
              <text:list-item>
                <text:p text:style-name="P22">Cámara digital</text:p>
              </text:list-item>
              <text:list-item>
                <text:p text:style-name="P22">Cámara web</text:p>
              </text:list-item>
              <text:list-item>
                <text:p text:style-name="P22">Casco virtual</text:p>
              </text:list-item>
              <text:list-item>
                <text:p text:style-name="P22">Cintas magnéticas</text:p>
              </text:list-item>
              <text:list-item>
                <text:p text:style-name="P22">Concentrador</text:p>
              </text:list-item>
              <text:list-item>
                <text:p text:style-name="P22">Conmutador</text:p>
              </text:list-item>
              <text:list-item>
                <text:p text:style-name="P22">Disco duro</text:p>
              </text:list-item>
              <text:list-item>
                <text:p text:style-name="P22">Disquete</text:p>
              </text:list-item>
              <text:list-item>
                <text:p text:style-name="P22">Enrutador</text:p>
              </text:list-item>
              <text:list-item>
                <text:p text:style-name="P22">Escáner</text:p>
              </text:list-item>
              <text:list-item>
                <text:p text:style-name="P22">Escáner de código de barras</text:p>
              </text:list-item>
              <text:list-item>
                <text:p text:style-name="P22">Fax</text:p>
              </text:list-item>
              <text:list-item>
                <text:p text:style-name="P22">Fax-Módem</text:p>
              </text:list-item>
              <text:list-item>
                <text:p text:style-name="P22">Grabadora y/o lector de Blu-ray</text:p>
              </text:list-item>
              <text:list-item>
                <text:p text:style-name="P22">Grabadora y/o lector de CD</text:p>
              </text:list-item>
              <text:list-item>
                <text:p text:style-name="P22">Grabadora y/o lector de DVD</text:p>
              </text:list-item>
              <text:list-item>
                <text:p text:style-name="P22">Impresora</text:p>
              </text:list-item>
              <text:list-item>
                <text:p text:style-name="P22">Lápiz óptico</text:p>
              </text:list-item>
              <text:list-item>
                <text:p text:style-name="P22">Memoria flash</text:p>
              </text:list-item>
              <text:list-item>
                <text:p text:style-name="P22">Micrófono</text:p>
              </text:list-item>
              <text:list-item>
                <text:p text:style-name="P22">Monitor</text:p>
              </text:list-item>
              <text:list-item>
                <text:p text:style-name="P22">Pantalla táctil</text:p>
              </text:list-item>
              <text:list-item>
                <text:p text:style-name="P22">Proyector digital</text:p>
              </text:list-item>
              <text:list-item>
                <text:p text:style-name="P22">Ratón o mouse</text:p>
              </text:list-item>
              <text:list-item>
                <text:p text:style-name="P22">Tarjeta de red</text:p>
              </text:list-item>
              <text:list-item>
                <text:p text:style-name="P22">Tarjeta de sonido</text:p>
              </text:list-item>
              <text:list-item>
                <text:p text:style-name="P22">Tarjeta inalámbrica</text:p>
              </text:list-item>
              <text:list-item>
                <text:p text:style-name="P22">Teclado</text:p>
              </text:list-item>
            </text:list>
          </text:list-item>
        </text:list>
      </text:section>
      <text:p text:style-name="P1"/>
      <text:p text:style-name="P1"/>
      <text:list xml:id="list1636035966" text:style-name="L2">
        <text:list-item>
          <text:p text:style-name="P27">¿Qu<text:span text:style-name="T1">é</text:span> son los periféricos?<text:line-break/><text:span text:style-name="T4">Los periféricos </text:span><text:span text:style-name="T5">son </text:span><text:span text:style-name="T6">dispostivos </text:span><text:span text:style-name="T5">hardware auxiliar</text:span><text:span text:style-name="T6">ers</text:span><text:span text:style-name="T5"> que, conectados a la computadora, permiten la entrada o salida de datos.<text:line-break/></text:span></text:p>
        </text:list-item>
        <text:list-item>
          <text:p text:style-name="P28">¿Que son los periféricos de entrada? Enumerar todos los dispositivos de entrada, funciones de cada uno, características físicas, características generales, tipos (cableados o inalámbricos). Precios Actuales.<text:line-break/><text:span text:style-name="T6">Los dispositivos de entrada son los que permiten el ingreso de datos a la computadora a través de impulsos eléctricos; La computadora decodifica los pulsos eléctricos.</text:span></text:p>
          <text:list>
            <text:list-item>
              <text:p text:style-name="P30"><text:span text:style-name="T29">T</text:span>eclado:<text:line-break/><text:span text:style-name="T30">Función: </text:span><text:span text:style-name="T3">Es, actualmente, el principal dispositivo de entrada de una computadora.<text:line-break/></text:span><text:span text:style-name="T30">Características físicas y generales:</text:span><text:span text:style-name="T8"> </text:span><text:span text:style-name="T7">Físicamente, es similar a una máquina de escribir; Tiene teclas (números, letras y teclas de función) las cuales al ser </text:span><text:span text:style-name="T8">presionadas</text:span><text:span text:style-name="T7"> hacen contacto electrico y generan una señal de pulsos eléctricos, que luego la computadora se encarga de decodificar.<text:line-break/></text:span><text:span text:style-name="T30">Tipos:</text:span><text:span text:style-name="T8"> </text:span><text:span text:style-name="T7">Es un dispositivo que puede encontrarse, en la actualidad, con conectividad cableada e inalámbrica, </text:span><text:span text:style-name="T13">y pueden ser ergonómicos, programables, mecánicos o de membrana.</text:span><text:span text:style-name="T7"><text:line-break/></text:span><text:span text:style-name="T31">Precios actuales:</text:span><text:span text:style-name="T32"> 100$ARS – 1500$ARS<text:line-break/></text:span></text:p>
            </text:list-item>
            <text:list-item>
              <text:p text:style-name="P31">Mouse:<text:span text:style-name="T3"><text:line-break/></text:span><text:span text:style-name="T33">Funcion: </text:span><text:span text:style-name="T3">Es un dispositivo de entrada que sirve para mover un puntero generado por el sistema operativo (en la actualidad, las BIOS también). </text:span><text:span text:style-name="T11">Es, en definitiva, un dispositivo señalador.</text:span><text:span text:style-name="T3"><text:line-break/></text:span><text:span text:style-name="T33">Características físicas y generales: </text:span><text:span text:style-name="T3">Su nombre proviene de su aspecto físico (ratón), ya que su tamaño es pequeño, y con el cable simulaba una cola de rató</text:span><text:span text:style-name="T11">n</text:span><text:span text:style-name="T3">. </text:span><text:span text:style-name="T9">Supo tener 2 botónes, después 3, después el del medio se conviritó en una ruedíta llamada “scroll”, y actualmente pueden verse con más botones.<text:line-break/></text:span><text:span text:style-name="T33">Tipos:</text:span><text:span text:style-name="T9"> </text:span><text:span text:style-name="T3">En la actualidad, como en el caso del teclado, existen cableados e inalámbricos. </text:span><text:span text:style-name="T10">También, existen en la actualidad, opticos y laser.</text:span><text:span text:style-name="T3"><text:line-break/></text:span><text:span text:style-name="T30">Precios actuales:</text:span><text:span text:style-name="T8"> </text:span><text:span text:style-name="T9">60$ARS – 1200$ARS<text:line-break/></text:span></text:p>
            </text:list-item>
            <text:list-item>
              <text:p text:style-name="P32"><text:span text:style-name="T34">Panel táctil (touchpad): <text:line-break/>Función: </text:span><text:span text:style-name="T11">Al igual que el mouse, es un dispositivo señalador, que se usa para mover el puntero generado por el sistema operativo.<text:line-break/></text:span><text:span text:style-name="T38">Características físicas y generales: </text:span><text:span text:style-name="T11">Consiste en un panel que calcula, de acuerdo a la variación capacitiva, un punto en el que se está haciendo contacto. </text:span><text:span text:style-name="T12">Es el reemplazo del mouse en las computadoras portátiles.</text:span><text:span text:style-name="T11"><text:line-break/></text:span><text:span text:style-name="T35">Tipos: </text:span><text:span text:style-name="T12">Generalmente son capacitivos, para evitar tener que hacer presión.<text:line-break/></text:span><text:span text:style-name="T36">Precios actuales:</text:span><text:span text:style-name="T12"> </text:span><text:span text:style-name="T13">Si bien éste dispositivo viene incluído en las computadoras portatiles, pueden conseguirse versiones USB, que van desde los 900$ARS a 5500$ARS<text:line-break/></text:span></text:p>
            </text:list-item>
            <text:list-item>
              <text:p text:style-name="P32"><text:span text:style-name="T37">Trackball:</text:span><text:span text:style-name="T13"><text:line-break/></text:span><text:span text:style-name="T38">Función: </text:span><text:span text:style-name="T13">Es una alternativa </text:span><text:span text:style-name="T14">al</text:span><text:span text:style-name="T13"> mouse, la diferencia es que éste no se desplaza, sino que hay que girar una bola que tienen en la parte superior. Su funcionamiento es igual al del mouse.<text:line-break/></text:span><text:span text:style-name="T44">Características físicas y generales:</text:span><text:span text:style-name="T15"> Consiste en un dispostivo pequeño, similar al mouse, que en vez de tener la bola abajo, como los mose mecánicos, la tiene arriba.</text:span><text:span text:style-name="T13"><text:line-break/></text:span><text:span text:style-name="T37">Típos:</text:span><text:span text:style-name="T13"> Mecánico. Cableado o inalámbrico.<text:line-break/></text:span><text:span text:style-name="T37">Precios actuales:</text:span><text:span text:style-name="T13"> 300$ARS – 3500$ARS<text:line-break/></text:span></text:p>
            </text:list-item>
            <text:list-item>
              <text:p text:style-name="P32"><text:span text:style-name="T37">Lápiz Óptico:</text:span><text:span text:style-name="T13"><text:line-break/></text:span><text:span text:style-name="T44">Función: </text:span><text:span text:style-name="T13">Permite marcar un punto de la pantall</text:span><text:span text:style-name="T14">a mediante un pulsador y una fotocélula. <text:line-break/></text:span><text:span text:style-name="T44">Características físicas y generales:</text:span><text:span text:style-name="T15"> Físicamente tiene la forma de un lápiz </text:span><text:span text:style-name="T16">y de uno de los extremos sale un cable para su conexión.<text:line-break/></text:span><text:span text:style-name="T45">Tipos:</text:span><text:span text:style-name="T17"> Existen cableados, aunque en la actualidad es más común encontrarlos inalámbricos.</text:span><text:span text:style-name="T16"><text:line-break/></text:span><text:span text:style-name="T45">Precios actuales:</text:span><text:span text:style-name="T17"> </text:span><text:span text:style-name="T18">4000$ - ARS</text:span><text:span text:style-name="T17">6160$ARS</text:span><text:span text:style-name="T3"><text:line-break/></text:span></text:p>
            </text:list-item>
            <text:list-item>
              <text:p text:style-name="P33"><text:soft-page-break/>Tabletas digitalizadoras:<text:line-break/>Función:<text:span text:style-name="T3"> Sirve para representar las coordenadas en las que se arrastra un puntero </text:span><text:span text:style-name="T19">(</text:span><text:span text:style-name="T3">que puede ser un lápiz o un cursor movil</text:span><text:span text:style-name="T19">) en la computadora. Es usado, más que nada, para gráficos.<text:line-break/></text:span><text:span text:style-name="T46">Características físicas y generales:</text:span><text:span text:style-name="T19"> Siempre consisten en una tabla, y un puntero. Existen algunos modelos, empresariales, que la tabla es una mesa (en la cual primero había que marcar los puntos de ejes, y el puntero es identico a un mouse; En otros, la tabla es una pantalla resistiva o capacitiva, la cual es accionada con un lápiz.<text:line-break/></text:span><text:span text:style-name="T46">Típos:</text:span><text:span text:style-name="T19"> </text:span><text:span text:style-name="T20">Mecánicas, electrónicas, electroacústicas.<text:line-break/></text:span><text:span text:style-name="T47">Precios actuales:</text:span><text:span text:style-name="T20"> 750$ARS – 120000$ARS<text:line-break/></text:span></text:p>
            </text:list-item>
            <text:list-item>
              <text:p text:style-name="P34"><text:span text:style-name="T47">Palanca de mando:</text:span><text:span text:style-name="T20"><text:line-break/></text:span><text:span text:style-name="T47">Función: </text:span><text:span text:style-name="T20">Es un dispositivo de control de dos o tres ejes.<text:line-break/></text:span><text:span text:style-name="T47">Características físicas y generales:</text:span><text:span text:style-name="T20"> </text:span><text:span text:style-name="T21">Existen varios típos, lo primordial es que tengan botones, además, si son analógicos, tienen </text:span><text:span text:style-name="T20">palanca</text:span><text:span text:style-name="T21">s </text:span><text:span text:style-name="T20">con una rótula, que permite efectuar rotaciones. La orientación de la palanca es detectada por dos medidores angulares (potenciometros) perpendiculares, siendo enviada esta información al ordenador.<text:line-break/></text:span><text:span text:style-name="T47">Tipos:</text:span><text:span text:style-name="T20"> Analógicos y digitales, </text:span><text:span text:style-name="T21">cableados e inalámbricos. Joypads (solo botones), Joystick (analógicos), Volante y pedales.</text:span><text:span text:style-name="T20"><text:line-break/></text:span><text:span text:style-name="T47">Precios actuales: </text:span><text:span text:style-name="T20">2</text:span><text:span text:style-name="T21">00</text:span><text:span text:style-name="T20">$ARS – </text:span><text:span text:style-name="T21">30000$ARS (Combo volante)</text:span><text:span text:style-name="T47"><text:line-break/></text:span></text:p>
            </text:list-item>
            <text:list-item>
              <text:p text:style-name="P34"><text:span text:style-name="T48">Escaner: </text:span><text:span text:style-name="T21"><text:line-break/></text:span><text:span text:style-name="T48">Función:</text:span><text:span text:style-name="T21"> </text:span><text:span text:style-name="T22">Su función es digitalizar imágenes o documentos<text:line-break/></text:span><text:span text:style-name="T49">características físicas y generales:</text:span><text:span text:style-name="T22"> Generalmente, se trata de una caja plástica, con tapa, debajo de la cual se encuentra un vidrio; Entro de la caja, hay un iluminador y uno o más lentes CCD, dependiendo de las capacidades del escaner. Existen, también, modelos </text:span><text:span text:style-name="T23">de mano, los cuales podemos comparar con las pistolas de código de barra.</text:span><text:span text:style-name="T22"><text:line-break/></text:span><text:span text:style-name="T50">Tipos:</text:span><text:span text:style-name="T23"> de rodillos, planos (el más común), de exploración superior (posibilita impresión 3D) y de mano. Solamente funciona cableado.<text:line-break/>Precios actuales: 600$ARS - &gt;100000$ARS</text:span><text:span text:style-name="T3"><text:line-break/></text:span></text:p>
            </text:list-item>
          </text:list>
        </text:list-item>
        <text:list-item>
          <text:p text:style-name="P29">¿Qué son los periféricos de salida? ¿qué tipos de monitores e impresoras existen? ¿Qué impresoras de última generación puede mencionar? Precios actuales.<text:line-break/><text:span text:style-name="T23">Los dispositivos de salida son los que permiten a los usuarios obtener los resultados, tanto de forma digital (resultado de operación), como de forma física (impresión).</text:span></text:p>
          <text:list>
            <text:list-item>
              <text:p text:style-name="P35"><text:span text:style-name="T39">Tipos de monitores:</text:span><text:span text:style-name="T40"><text:line-break/>· CRT = Tubo de rayos catódicos<text:tab/></text:span><text:span text:style-name="T42">Precios = 150$ARS </text:span><text:span text:style-name="T43">(usados) </text:span><text:span text:style-name="T42">– </text:span><text:span text:style-name="T43">13</text:span><text:span text:style-name="T42">50$ARS</text:span><text:span text:style-name="T40"><text:line-break/>· LCD = Monitor de cristal líquido<text:tab/></text:span><text:span text:style-name="T42">Precios </text:span><text:span text:style-name="T43">= 1000$ARS - 4000$ARS</text:span><text:span text:style-name="T40"><text:line-break/>· PDP = Panel monitor de plasma<text:tab/></text:span><text:span text:style-name="T43">Precios = 1500$ARS - 20000$ARS</text:span><text:span text:style-name="T40"><text:line-break/>· TFT = Transistor de peliculas fínas<text:tab/></text:span><text:span text:style-name="T43">Precios = 1500$ARS - 15000$ARS</text:span><text:span text:style-name="T40"><text:line-break/>· LED = Diodo emisor de luz<text:tab/><text:tab/></text:span><text:span text:style-name="T43">Precios = 2500$ARS - 32000$ARS</text:span></text:p>
            </text:list-item>
            <text:list-item>
              <text:p text:style-name="P36"><text:span text:style-name="T39">Tipos de impresoras:</text:span><text:span text:style-name="T40"><text:line-break/>· Matríz de punto<text:tab/><text:tab/><text:tab/></text:span><text:span text:style-name="T43">Precios = 400$ARS (usada) - 16000$ARS</text:span><text:span text:style-name="T40"><text:line-break/>· Laser<text:tab/><text:tab/><text:tab/><text:tab/><text:tab/></text:span><text:span text:style-name="T43">Precios = 1500$ARS - 90000$ARS</text:span><text:span text:style-name="T40"><text:line-break/>· Inyección de tinta<text:tab/><text:tab/><text:tab/></text:span><text:span text:style-name="T43">Precios = 600$ARS - 30000$ARS</text:span><text:span text:style-name="T40"><text:line-break/>· Decoloración termal<text:tab/></text:span><text:span text:style-name="T41"><text:tab/><text:tab/></text:span><text:span text:style-name="T43">Precios = 2000$ARS - 24000$ARS</text:span><text:span text:style-name="T40"><text:line-break/>· Plotter Inyección de tinta<text:tab/><text:tab/></text:span><text:span text:style-name="T43">Precios = 40000$ARS - 300000$ARS</text:span><text:span text:style-name="T40"><text:line-break/>· Impresora 3D </text:span><text:span text:style-name="T41">(diversos típos)<text:tab/><text:tab/></text:span><text:span text:style-name="T43">Precios = 10000$ARS - 180000$ARS</text:span><text:span text:style-name="T41"><text:line-break/></text:span></text:p>
            </text:list-item>
          </text:list>
        </text:list-item>
        <text:list-item>
          <text:p text:style-name="P37">¿Qué son los periféricos de almacenamiento? Nombrar todos los dispositivos de almacenamiento. Características generales y específicas. Capacidad de almacenamiento de cada uno. Tipos de dispositivos (cableados o inalámbricos). Precios Actuales.<text:line-break/><text:span text:style-name="T24">Los periféricos de almacenamiento son soportes de almacenamiento masivo de datos, y forman parte del subsistema de memoria de la computadora. Son dispositivos de entrada/salida y no son volátiles.<text:line-break/></text:span><text:span text:style-name="T51">Dispositivos de almacenamiento:</text:span><text:span text:style-name="T24"><text:line-break/></text:span><text:span text:style-name="T51">· Disquetes:</text:span><text:span text:style-name="T24"> Son discos magńeticos, existieron en varios tamaños y capacidades, siendo los últimos usados los de 3</text:span><text:span text:style-name="T52">1/4</text:span><text:span text:style-name="T24">”, con capacidad de 1,44MB y los discos ZIP, con capacidades de hasta 100MB; Éstos últimos, no tuvieron tanta suerte, puesto a que al </text:span><text:soft-page-break/><text:span text:style-name="T24">mismo tiempo se comenzó a hacer uso masivo de los discos ópticos, además de trabajar con una compresión por hardware que hacía que fuera muy lento trabajar con ellos.<text:line-break/></text:span><text:span text:style-name="T51">· Discos rígidos:</text:span><text:span text:style-name="T24"> Son discos magnéticos y mecánicos, los más utilizados entre todos los dispositivos de almacenamiento. Sus capacidades superan, en la actualidad, los 4TB.<text:line-break/></text:span><text:span text:style-name="T51">· Discos ópticos:</text:span><text:span text:style-name="T24"> Son discos plásticos, los cuales son leídos por un laser, y son escritos al ser quemados con un laser también. Existen varios tipos, CD (700Mb, DVD 4.7GB u 8.5GB) y Blu-Ray (desde 25GB a 128GB).<text:line-break/></text:span><text:span text:style-name="T51">· Memorias flash:</text:span><text:span text:style-name="T24"> Son almacenamientos compuestos por chips de memoria. En la actualidad existen varios tipos, de diferentes velocidades, capacidades y funcionalidades. Son la base de los famosos “pendrives”, los cuales son una memoria flash con un adaptador a USB. </text:span><text:span text:style-name="T25">Hoy, existen hasta 512MB</text:span><text:span text:style-name="T24"><text:line-break/></text:span><text:span text:style-name="T51">· Discos SSD (y m.2): </text:span><text:span text:style-name="T24">Son almacenamientos compuestos por memorias </text:span><text:span text:style-name="T25">tipo flash, con velocidades de acceso muy superiores, utilizando el 100% de los buses sata (o pci-e en el caso de los m.2). Existen desde 64GB, y, luego de un par de años, pudieron llegar a capacidades cercanas al TB.</text:span><text:span text:style-name="T2"><text:line-break/></text:span></text:p>
        </text:list-item>
        <text:list-item>
          <text:p text:style-name="P38"><text:span text:style-name="T53">¿</text:span>Qué son los periféricos de comunicación? ¿Cuáles son los más comunes para la conexión a Internet?<text:span text:style-name="T2"><text:line-break/></text:span><text:span text:style-name="T28">Su función es permitir o facilitar la interacción entre dos o más computadoras, o entre una computadora y otro periférico externo a la computadora.<text:line-break/>Las mas comunes para la conexión a internet son:<text:line-break/>· Placa de Red (NIC).<text:line-break/>· Modem.<text:line-break/>· Router.<text:line-break/>· Switch.<text:line-break/>· Wi-Fi.<text:line-break/></text:span></text:p>
        </text:list-item>
        <text:list-item>
          <text:p text:style-name="P42"><text:span text:style-name="T54">¿Qué tipos de teclados se encuentran en el mercado que utilicen tecnología innovadora, por ejemplo los virtuales?</text:span><text:span text:style-name="T55"><text:line-break/></text:span><text:span text:style-name="T56">Lo más innovador en cuanto a teclados se encuentra en los teclados<text:line-break/> por luz reflejada (</text:span><text:a xlink:type="simple" xlink:href="http://www.tecnomodo.com/2007/01/teclado-por-luz-projetada.html" text:style-name="Internet_20_link" text:visited-style-name="Visited_20_Internet_20_Link">http://www.tecnomodo.com/2007/01/teclado-por-luz-projetada.html</text:a><text:span text:style-name="T56">) y en los smartphones, los cuales presentan un teclado qwerty táctil. Después, hay ciertas cosas nuevas a las que no podría llamar “innovación”, como los teclados con retro-iluminación, o los teclados con teclas programables.</text:span><text:span text:style-name="T57"><text:line-break/></text:span></text:p>
        </text:list-item>
        <text:list-item>
          <text:p text:style-name="P39">Compare los teclados mecánicos, de membrana, tipo tijera y chiclet cuanto a precio, durabilidad, velocidad de escritura, etc.</text:p>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4">Teclado</text:p>
          </table:table-cell>
          <table:table-cell table:style-name="Tabla2.A1" office:value-type="string">
            <text:p text:style-name="P14">Precio</text:p>
          </table:table-cell>
          <table:table-cell table:style-name="Tabla2.A1" office:value-type="string">
            <text:p text:style-name="P14">Durabilidad</text:p>
          </table:table-cell>
          <table:table-cell table:style-name="Tabla2.D1" office:value-type="string">
            <text:p text:style-name="P14">Tiempo de Escritura</text:p>
          </table:table-cell>
        </table:table-row>
        <table:table-row table:style-name="Tabla2.1">
          <table:table-cell table:style-name="Tabla2.A2" office:value-type="string">
            <text:p text:style-name="P9">Mecánico</text:p>
          </table:table-cell>
          <table:table-cell table:style-name="Tabla2.B2" office:value-type="string">
            <text:p text:style-name="P10">760$ARS - 8000$ARS</text:p>
          </table:table-cell>
          <table:table-cell table:style-name="Tabla2.C2" office:value-type="string">
            <text:p text:style-name="P10">En cuanto a durabilidad, son los más recomendados, ya que son más duraderos que los demás tipos</text:p>
          </table:table-cell>
          <table:table-cell table:style-name="Tabla2.D2" office:value-type="string">
            <text:p text:style-name="P11">Debido al funcionamiento, hace que no sea necesario precionar la tecla hasta el final, lo que hace que, una vez que se gane costumbre, sea más rápido escribir que con los otros teclados.</text:p>
          </table:table-cell>
        </table:table-row>
        <table:table-row table:style-name="Tabla2.1">
          <table:table-cell table:style-name="Tabla2.A3" office:value-type="string">
            <text:p text:style-name="P8">Membrana</text:p>
          </table:table-cell>
          <table:table-cell table:style-name="Tabla2.B3" office:value-type="string">
            <text:p text:style-name="P15">$<text:span text:style-name="T60">10</text:span>0-$<text:span text:style-name="T60">1</text:span>.500</text:p>
          </table:table-cell>
          <table:table-cell table:style-name="Tabla2.C3" office:value-type="string">
            <text:p text:style-name="P12">Son, relativamente, poco duraderos; Las teclas empiezan a quedar haciendo contacto o deja de sentirse cómodo precionarlas.</text:p>
          </table:table-cell>
          <table:table-cell table:style-name="Tabla2.D3" office:value-type="string">
            <text:p text:style-name="P13">Son más lentos, debido a que hay que precionar la tecla hasta el final.</text:p>
          </table:table-cell>
        </table:table-row>
        <table:table-row table:style-name="Tabla2.1">
          <table:table-cell table:style-name="Tabla2.A4" office:value-type="string">
            <text:p text:style-name="P8">Tipo tijera</text:p>
          </table:table-cell>
          <table:table-cell table:style-name="Tabla2.B4" office:value-type="string">
            <text:p text:style-name="P7">?</text:p>
          </table:table-cell>
          <table:table-cell table:style-name="Tabla2.C4" office:value-type="string">
            <text:p text:style-name="P13">?</text:p>
          </table:table-cell>
          <table:table-cell table:style-name="Tabla2.D4" office:value-type="string">
            <text:p text:style-name="P7">?</text:p>
          </table:table-cell>
        </table:table-row>
        <table:table-row table:style-name="Tabla2.1">
          <table:table-cell table:style-name="Tabla2.A5" office:value-type="string">
            <text:p text:style-name="P8">Chiclet</text:p>
          </table:table-cell>
          <table:table-cell table:style-name="Tabla2.B5" office:value-type="string">
            <text:p text:style-name="P6"><text:span text:style-name="T60">500$ARS </text:span>- <text:span text:style-name="T60">850$ARS</text:span></text:p>
          </table:table-cell>
          <table:table-cell table:style-name="Tabla2.C5" office:value-type="string">
            <text:p text:style-name="P13">No son muy duraderos</text:p>
          </table:table-cell>
          <table:table-cell table:style-name="Tabla2.D5" office:value-type="string">
            <text:p text:style-name="P13">Están hechos para que el recorrido de la tecla no sea mucho, lo que lo hace más rápido que los membrana.</text:p>
          </table:table-cell>
        </table:table-row>
      </table:table>
      <text:list xml:id="list184552226601726" text:continue-numbering="true" text:style-name="L2">
        <text:list-item>
          <text:p text:style-name="P43"><text:soft-page-break/><text:span text:style-name="T54">¿Se pude compartir un scanner? <text:line-break/></text:span><text:span text:style-name="T58">Teóricamente no se puede, aunque algunos dispositivos </text:span><text:span text:style-name="T59">en la actualidad</text:span><text:span text:style-name="T58"> lo permiten.</text:span><text:span text:style-name="T54"><text:line-break/></text:span></text:p>
        </text:list-item>
        <text:list-item>
          <text:p text:style-name="P40">¿Qué tecnologías de mouse puede mencionar? ¿existen mouse virtuales?<text:line-break/><text:span text:style-name="T27">Las tecnologías de mouse son </text:span><text:span text:style-name="T26">óptico, laser, </text:span><text:span text:style-name="T27">y el antiguo, </text:span><text:span text:style-name="T26">mecánico.<text:line-break/>No existen mouse virtuales, ya que mouse es un hardware para manejar el puntero (que es parte del sistema operativo o un software), lo que si existen, son formas de manejar los punteros, el ejemplo más habitual, es usar el dedo como puntero en las pantallas táctiles.</text:span><text:span text:style-name="T60"><text:line-break/></text:span></text:p>
        </text:list-item>
        <text:list-item>
          <text:p text:style-name="P23"><text:span text:style-name="T61">¿Para qué sirve el puerto USB?</text:span><text:line-break/><text:span text:style-name="T62">El puerto USB sirve para conectar dispositivos de entrada/salida, tiene la ventaja de poder conectar los dispositivos “en caliente”, es decir, con el equipo encendido. También se usa para alimentar con 5vcc algunos dispositivos electrónicos, puede usarse para cargar celulares que requieran una corriente igual o menor a 500ma.</text:span><text:line-break/></text:p>
        </text:list-item>
        <text:list-item>
          <text:p text:style-name="P23"><text:span text:style-name="T61">Una de las principales características de la Placa Madre es su capacidad plug &amp; play. ¿Es esto cierto?</text:span><text:line-break/><text:span text:style-name="T62">Si, lo es. Facilita el reconocimiento de periféricos sin mayores complicaciones.</text:span><text:line-break/></text:p>
        </text:list-item>
        <text:list-item>
          <text:p text:style-name="P23"><text:span text:style-name="T61">Tarjeta de Audio o Placa de Sonido. Explique</text:span><text:line-break/><text:span text:style-name="T62">Una placa de sonido es usada principalmente para reproducir audio, pero también puede usarse para introducir audio y conectarle un micrófono. En la actualidad, casi todas las placas motherboard traen una placa de sonido integrada.</text:span><text:line-break/></text:p>
        </text:list-item>
        <text:list-item>
          <text:p text:style-name="P23"><text:span text:style-name="T61">Tarjeta de Video o Placa de Video de manera resumida, es lo que transmite al monitor la información gráfica que debe presentar en la pantalla. ¿Es esto cierto?</text:span><text:line-break/><text:span text:style-name="T63">Si, es cierto. La placa de video se encarga de mandar la señal de video (analógica o digital) y el monitor la interpreta.</text:span><text:line-break/></text:p>
        </text:list-item>
        <text:list-item>
          <text:p text:style-name="P23"><text:span text:style-name="T61">Tarjeta de Video Estos dos procesos suelen ser realizados por uno o más chips: el microprocesador gráfico (el cerebro de la tarjeta gráfica) y el conversor analógico-digital o RAMDAC, aunque en ocasiones existen chips accesorios para otras funciones o bien se realizan todas por un único chip, incluso los hay con arquitecturas de 256 bits, el cuádruple que los Pentium. ¿Es esto cierto?</text:span><text:line-break/><text:span text:style-name="T63">Si, es cierto. Entre los chips accesorio, por ejemplo, hay uno que controla la disipación de calor.</text:span><text:line-break/></text:p>
        </text:list-item>
        <text:list-item>
          <text:p text:style-name="P23"><text:span text:style-name="T61">Una computadora puede funcionar sin la placa de video o audio y los puertos USB. ¿Es esto cierto?</text:span><text:line-break/><text:span text:style-name="T64">Depende de las capacidades de la computadora, es cierto. Es 100% cierto en el caso de los USB, no así con la placa de video, que, depende la motherboard y el tipo de computadora, puede llegar a ser necesario que esté presente.</text:span><text:line-break/></text:p>
        </text:list-item>
        <text:list-item>
          <text:p text:style-name="P24">Clasifique los periféricos según corresponda de Entrada, Salida, Mixto y de Comunicación.</text:p>
        </text:list-item>
      </text:list>
      <text:section text:style-name="Sect1" text:name="Sección2">
        <text:list xml:id="list184551350979152" text:continue-numbering="true" text:style-name="L2">
          <text:list-item>
            <text:list>
              <text:list-item>
                <text:p text:style-name="P25">Altavoz<text:tab/><text:tab/><text:tab/><text:span text:style-name="T64">SALIDA</text:span></text:p>
              </text:list-item>
              <text:list-item>
                <text:p text:style-name="P25">Auriculares<text:tab/><text:tab/><text:tab/><text:span text:style-name="T64">SALIDA</text:span></text:p>
              </text:list-item>
              <text:list-item>
                <text:p text:style-name="P25">Cámara digital<text:tab/><text:tab/><text:tab/><text:span text:style-name="T64">MIXTO</text:span></text:p>
              </text:list-item>
              <text:list-item>
                <text:p text:style-name="P25">Cámara web<text:tab/><text:tab/><text:tab/><text:span text:style-name="T64">ENTRADA</text:span></text:p>
              </text:list-item>
              <text:list-item>
                <text:p text:style-name="P25">Casco virtual<text:tab/><text:tab/><text:tab/><text:span text:style-name="T64">SALIDA</text:span></text:p>
              </text:list-item>
              <text:list-item>
                <text:p text:style-name="P25">Cintas magnéticas<text:tab/><text:tab/><text:span text:style-name="T64">MIXTO</text:span></text:p>
              </text:list-item>
              <text:list-item>
                <text:p text:style-name="P25">Concentrador<text:tab/><text:tab/><text:span text:style-name="T64">COMUNICACIÓN</text:span></text:p>
              </text:list-item>
              <text:list-item>
                <text:p text:style-name="P25">Conmutador<text:tab/><text:tab/><text:span text:style-name="T64">COMUNICACIÓN</text:span></text:p>
              </text:list-item>
              <text:list-item>
                <text:p text:style-name="P25">Disco duro<text:tab/><text:tab/><text:tab/><text:span text:style-name="T64">MIXTO</text:span></text:p>
              </text:list-item>
              <text:list-item>
                <text:p text:style-name="P25">Disquete<text:tab/><text:tab/><text:tab/><text:span text:style-name="T64">MIXTO</text:span></text:p>
              </text:list-item>
              <text:list-item>
                <text:p text:style-name="P25">Enrutador<text:tab/><text:tab/><text:span text:style-name="T64">COMUNICACIÓN</text:span></text:p>
              </text:list-item>
              <text:list-item>
                <text:p text:style-name="P25">Escáner<text:tab/><text:tab/><text:tab/><text:span text:style-name="T64">ENTRADA</text:span></text:p>
              </text:list-item>
              <text:list-item>
                <text:p text:style-name="P25">Escáner código de barras<text:tab/><text:span text:style-name="T64">ENTRADA</text:span></text:p>
              </text:list-item>
              <text:list-item>
                <text:p text:style-name="P25">Fax<text:tab/><text:tab/><text:tab/><text:tab/><text:span text:style-name="T64">MIXTO</text:span></text:p>
              </text:list-item>
              <text:list-item>
                <text:p text:style-name="P25">Fax-Módem<text:tab/><text:tab/><text:span text:style-name="T64">COMUNICACIÓN</text:span></text:p>
              </text:list-item>
              <text:list-item>
                <text:p text:style-name="P25">Grabadora/lector de Blu-ray<text:tab/><text:span text:style-name="T64">MIXTO</text:span></text:p>
              </text:list-item>
              <text:list-item>
                <text:p text:style-name="P25">Grabadora/lector de CD<text:tab/><text:tab/><text:span text:style-name="T64">MIXTO</text:span></text:p>
              </text:list-item>
              <text:list-item>
                <text:p text:style-name="P25">Grabadora/lector de DVD<text:tab/><text:span text:style-name="T64">MIXTO</text:span></text:p>
              </text:list-item>
              <text:list-item>
                <text:p text:style-name="P25">Impresora<text:tab/><text:tab/><text:tab/><text:span text:style-name="T64">SALIDA</text:span></text:p>
              </text:list-item>
              <text:list-item>
                <text:p text:style-name="P25">Lápiz óptico<text:tab/><text:tab/><text:tab/><text:span text:style-name="T64">ENTRADA</text:span></text:p>
              </text:list-item>
              <text:list-item>
                <text:p text:style-name="P25">Memoria flash<text:tab/><text:tab/><text:tab/><text:span text:style-name="T64">MIXTO</text:span></text:p>
              </text:list-item>
              <text:list-item>
                <text:p text:style-name="P25">Micrófono<text:tab/><text:tab/><text:tab/><text:span text:style-name="T64">ENTRADA</text:span></text:p>
              </text:list-item>
              <text:list-item>
                <text:p text:style-name="P25">Monitor<text:tab/><text:tab/><text:tab/><text:span text:style-name="T64">SALIDA</text:span></text:p>
              </text:list-item>
              <text:list-item>
                <text:p text:style-name="P25">Pantalla táctil<text:tab/><text:tab/><text:tab/><text:span text:style-name="T64">MIXTO</text:span></text:p>
              </text:list-item>
              <text:list-item>
                <text:p text:style-name="P25">Proyector digital<text:tab/><text:tab/><text:span text:style-name="T64">SALIDA</text:span></text:p>
              </text:list-item>
              <text:list-item>
                <text:p text:style-name="P25">Ratón o mouse<text:tab/><text:tab/><text:span text:style-name="T64">ENTRADA</text:span></text:p>
              </text:list-item>
              <text:list-item>
                <text:p text:style-name="P25">Tarjeta de red<text:tab/><text:tab/><text:span text:style-name="T64">COMUNICACIÓN</text:span></text:p>
              </text:list-item>
              <text:list-item>
                <text:p text:style-name="P25">Tarjeta de sonido<text:tab/><text:tab/><text:span text:style-name="T64">MIXTO</text:span></text:p>
              </text:list-item>
              <text:list-item>
                <text:p text:style-name="P25">Tarjeta inalámbrica<text:tab/><text:span text:style-name="T64">COMUNICACIÓN</text:span></text:p>
              </text:list-item>
              <text:list-item>
                <text:p text:style-name="P41">Teclado<text:tab/><text:tab/><text:tab/><text:span text:style-name="T64">ENTRADA</text:span></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494cm" fo:margin-bottom="0.494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style:font-name="Droid Sans" fo:font-family="'Droid Sans'" style:font-family-generic="swiss" style:font-pitch="variable" fo:font-size="9pt" fo:font-weight="bold" style:font-size-asian="7.84999990463257pt" style:font-weight-asian="bold" style:font-size-complex="9pt" style:font-weight-complex="bold"/>
    </style:style>
    <style:style style:name="Internet_20_link" style:display-name="Internet link" style:family="text">
      <style:text-properties fo:color="#0000ff" style:text-underline-style="solid" style:text-underline-width="auto" style:text-underline-color="font-color"/>
    </style:style>
    <style:style style:name="mw-headline"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2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212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olución de las PC</dc:title>
    <meta:initial-creator>nc</meta:initial-creator>
    <meta:creation-date>2011-08-14T13:26:00</meta:creation-date>
    <dc:date>2017-11-24T18:45:50.293705994</dc:date>
    <meta:editing-cycles>96</meta:editing-cycles>
    <meta:editing-duration>PT9H33M42S</meta:editing-duration>
    <meta:generator>LibreOffice/5.4.3.2$Linux_X86_64 LibreOffice_project/40$Build-2</meta:generator>
    <meta:document-statistic meta:table-count="2" meta:image-count="0" meta:object-count="0" meta:page-count="6" meta:paragraph-count="129" meta:word-count="2460" meta:character-count="15496" meta:non-whitespace-character-count="13178"/>
  </office:meta>
</office:document-meta>
</file>